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entário 5:</text:p>
      <text:p text:style-name="P1"/>
      <text:p text:style-name="P1"><text:tab/>“O escopo é o aspecto substantivo do qual pode derivar um série de negociações em especial as de qualidade, prazos, preço e aquisições, além das necessidades de recursos humanos, comunicações e risco” (Carvalhal et al, 2004). Sobre a nossa pesquisa, verifica-se que a negociação se da no âmbito das negociações da parte que diz respeito à qualidade do software, com o fim de se determinar quais qualidades são mais importantes para o todo (programadores, usuários, analistas, alta chefia, gerentes de projetos etc.), através de priorização. Em outras palavras, o assunto é negociação de qualidade do software, ou negociação de requisitos não funcionais. <text:s/>Assim observa-se a delimitação da nossa abordagem:</text:p>
      <text:p text:style-name="P1"/>
      <text:list text:style-name="L1">
        <text:list-item>
          <text:p text:style-name="P2">não estudamos sobre negociação de prazos, preços, aquisições e nem negociação sobre recursos humanos, comunicações e riscos;</text:p>
        </text:list-item>
        <text:list-item>
          <text:p text:style-name="P2">fizemos abordagem sobre o escopo da qualidade ( ou seja sobre o esforço para se definir quais são as qualidades mais importantes)</text:p>
        </text:list-item>
        <text:list-item>
          <text:p text:style-name="P2">as negociações sobre a <text:s/>escopo (requisitos funcionais) não são abordadas nas nossa pesquisa, mas não desconsideramos a hipótese de um conflito decorrente da visão não funcional provocar a necessidade de negociações sobre escopo(requisitos funcionais).</text:p>
        </text:list-item>
      </text:list>
      <text:p text:style-name="P1"/>
      <text:p text:style-name="P1"><text:tab/>Assim, negociações preliminares sobre o objeto escopo (Requisitos Funcionais) deveriam ser feitas afim de que se possa ter os insumos suficientes para que as negociações sobre a qualidade pudessem se iniciar. Também, deve-se sempre considerar o aspecto iterativo das atividades de elicitação, analise e negociação para que se garanta o maior nível de maturidade nas negoci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7T04:41:35</meta:creation-date>
    <dc:date>2011-01-07T04:42:32</dc:date>
    <meta:editing-cycles>1</meta:editing-cycles>
    <meta:editing-duration>PT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43" meta:character-count="1602"/>
  </office:meta>
</office:document-meta>
</file>